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Explanatory_20_Text" style:data-style-name="N10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Explanatory_20_Tex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 style:data-style-name="N125">
      <style:text-properties style:text-position=""/>
    </style:style>
    <style:style style:name="ce6" style:family="table-cell" style:parent-style-name="Excel_20_Built-in_20_Explanatory_20_Text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Explanatory_20_Text" style:data-style-name="N10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7">
      <style:text-properties style:text-position="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7" style:family="table-cell" style:parent-style-name="Default">
      <style:table-cell-properties style:rotation-align="non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/>
      <style:paragraph-properties fo:text-align="end" fo:margin-left="0pt"/>
    </style:style>
    <style:style style:name="ce30" style:family="table-cell" style:parent-style-name="Default" style:data-style-name="N125"/>
    <style:style style:name="ce31" style:family="table-cell" style:parent-style-name="Excel_20_Built-in_20_Explanatory_20_Text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Explanatory_20_Text" style:data-style-name="N10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Explanatory_20_Text" style:data-style-name="N10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Explanatory_20_Tex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7"/>
    <style:style style:name="ce4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Januari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MID BRI</text:p>
          </table:table-cell>
          <table:table-cell office:value-type="string" calcext:value-type="string">
            <text:p>TID BRI</text:p>
          </table:table-cell>
          <table:table-cell table:style-name="Default" office:value-type="string" calcext:value-type="string">
            <text:p>TGL TRX</text:p>
          </table:table-cell>
          <table:table-cell office:value-type="string" calcext:value-type="string">
            <text:p>Nama Gerbang</text:p>
          </table:table-cell>
          <table:table-cell office:value-type="string" calcext:value-type="string">
            <text:p>MID Real</text:p>
          </table:table-cell>
          <table:table-cell office:value-type="string" calcext:value-type="string">
            <text:p>TID Real</text:p>
          </table:table-cell>
          <table:table-cell office:value-type="string" calcext:value-type="string">
            <text:p>No. Gerbang</text:p>
          </table:table-cell>
          <table:table-cell office:value-type="string" calcext:value-type="string">
            <text:p>No. Gardu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umlah Nominal</text:p>
          </table:table-cell>
          <table:table-cell office:value-type="string" calcext:value-type="string">
            <text:p>Keterangan</text:p>
          </table:table-cell>
        </table:table-row>
        <table:table-row table:style-name="ro2">
          <table:table-cell table:style-name="ce1" office:value-type="float" office:value="212522" calcext:value-type="float">
            <text:p>212522</text:p>
          </table:table-cell>
          <table:table-cell table:style-name="ce2" office:value-type="string" calcext:value-type="string">
            <text:p>000001101219455</text:p>
          </table:table-cell>
          <table:table-cell table:style-name="ce2" office:value-type="string" calcext:value-type="string">
            <text:p>11290766</text:p>
          </table:table-cell>
          <table:table-cell table:style-name="ce4" office:value-type="string" calcext:value-type="string">
            <text:p>19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6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3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3]*[.L3]" office:value-type="float" office:value="5000" calcext:value-type="float">
            <text:p>5000</text:p>
          </table:table-cell>
          <table:table-cell/>
        </table:table-row>
        <table:table-row table:style-name="ro2">
          <table:table-cell table:style-name="ce1" office:value-type="float" office:value="230648" calcext:value-type="float">
            <text:p>230648</text:p>
          </table:table-cell>
          <table:table-cell table:style-name="ce2" office:value-type="string" calcext:value-type="string">
            <text:p>000001101219455</text:p>
          </table:table-cell>
          <table:table-cell table:style-name="ce2" office:value-type="string" calcext:value-type="string">
            <text:p>11290767</text:p>
          </table:table-cell>
          <table:table-cell table:style-name="ce4" office:value-type="string" calcext:value-type="string">
            <text:p>19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6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table:formula="of:=IF([.H4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4]*[.L4]" office:value-type="float" office:value="5000" calcext:value-type="float">
            <text:p>500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000001101219455</text:p>
          </table:table-cell>
          <table:table-cell table:style-name="ce2" office:value-type="string" calcext:value-type="string">
            <text:p>11290766</text:p>
          </table:table-cell>
          <table:table-cell table:style-name="ce4" office:value-type="string" calcext:value-type="string">
            <text:p>20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6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5]=&quot;5&quot;;5500;2500)" office:value-type="float" office:value="2500" calcext:value-type="float">
            <text:p>2500</text:p>
          </table:table-cell>
          <table:table-cell office:value-type="float" office:value="47" calcext:value-type="float">
            <text:p>47</text:p>
          </table:table-cell>
          <table:table-cell table:formula="of:=[.K5]*[.L5]" office:value-type="float" office:value="117500" calcext:value-type="float">
            <text:p>11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/>
          <table:table-cell table:style-name="ce2" office:value-type="string" calcext:value-type="string">
            <text:p>000001101219455</text:p>
          </table:table-cell>
          <table:table-cell table:style-name="ce2" office:value-type="string" calcext:value-type="string">
            <text:p>11290767</text:p>
          </table:table-cell>
          <table:table-cell table:style-name="ce4" office:value-type="string" calcext:value-type="string">
            <text:p>20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7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6]=&quot;5&quot;;5500;2500)"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  <table:table-cell table:formula="of:=[.K6]*[.L6]" office:value-type="float" office:value="35000" calcext:value-type="float">
            <text:p>35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/>
          <table:table-cell table:style-name="ce2" office:value-type="string" calcext:value-type="string">
            <text:p>000001101219455</text:p>
          </table:table-cell>
          <table:table-cell table:style-name="ce2" office:value-type="string" calcext:value-type="string">
            <text:p>11290768</text:p>
          </table:table-cell>
          <table:table-cell table:style-name="ce4" office:value-type="string" calcext:value-type="string">
            <text:p>20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8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table:formula="of:=IF([.H7]=&quot;5&quot;;5500;2500)"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table:formula="of:=[.K7]*[.L7]" office:value-type="float" office:value="22500" calcext:value-type="float">
            <text:p>22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ce1" office:value-type="float" office:value="162328" calcext:value-type="float">
            <text:p>162328</text:p>
          </table:table-cell>
          <table:table-cell table:style-name="ce2" office:value-type="string" calcext:value-type="string">
            <text:p>000000000000000</text:p>
          </table:table-cell>
          <table:table-cell table:style-name="ce2" office:value-type="string" calcext:value-type="string">
            <text:p>00000000</text:p>
          </table:table-cell>
          <table:table-cell table:style-name="ce4" office:value-type="string" calcext:value-type="string">
            <text:p>26/01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8]*[.L8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" office:value-type="float" office:value="183611" calcext:value-type="float">
            <text:p>183611</text:p>
          </table:table-cell>
          <table:table-cell table:style-name="ce2" office:value-type="string" calcext:value-type="string">
            <text:p>000000000000000</text:p>
          </table:table-cell>
          <table:table-cell table:style-name="ce2" office:value-type="string" calcext:value-type="string">
            <text:p>00000000</text:p>
          </table:table-cell>
          <table:table-cell table:style-name="ce4" office:value-type="string" calcext:value-type="string">
            <text:p>27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8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9]=&quot;5&quot;;5500;2500)"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table:formula="of:=[.K9]*[.L9]" office:value-type="float" office:value="50000" calcext:value-type="float">
            <text:p>50000</text:p>
          </table:table-cell>
          <table:table-cell/>
        </table:table-row>
        <table:table-row table:style-name="ro2">
          <table:table-cell table:style-name="ce1" office:value-type="float" office:value="153744" calcext:value-type="float">
            <text:p>153744</text:p>
          </table:table-cell>
          <table:table-cell table:style-name="ce2" office:value-type="string" calcext:value-type="string">
            <text:p>0000011012145F0</text:p>
          </table:table-cell>
          <table:table-cell table:style-name="ce2" office:value-type="string" calcext:value-type="string">
            <text:p>11290770</text:p>
          </table:table-cell>
          <table:table-cell table:style-name="ce4" office:value-type="string" calcext:value-type="string">
            <text:p>27/01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10]=&quot;5&quot;;5500;2500)"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formula="of:=[.K10]*[.L10]" office:value-type="float" office:value="7500" calcext:value-type="float">
            <text:p>750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000001101219455</text:p>
          </table:table-cell>
          <table:table-cell table:style-name="ce2" office:value-type="string" calcext:value-type="string">
            <text:p>11290768</text:p>
          </table:table-cell>
          <table:table-cell table:style-name="ce4" office:value-type="string" calcext:value-type="string">
            <text:p>27/01/16</text:p>
          </table:table-cell>
          <table:table-cell table:style-name="ce6" office:value-type="string" calcext:value-type="string">
            <text:p>GTO KARAWACI TIMUR JKT-TGR</text:p>
          </table:table-cell>
          <table:table-cell table:style-name="ce9" office:value-type="string" calcext:value-type="string">
            <text:p>000001101219455</text:p>
          </table:table-cell>
          <table:table-cell table:style-name="ce9" office:value-type="string" calcext:value-type="string">
            <text:p>11290768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11]=&quot;5&quot;;5500;2500)" office:value-type="float" office:value="2500" calcext:value-type="float">
            <text:p>2500</text:p>
          </table:table-cell>
          <table:table-cell office:value-type="float" office:value="18" calcext:value-type="float">
            <text:p>18</text:p>
          </table:table-cell>
          <table:table-cell table:formula="of:=[.K11]*[.L11]" office:value-type="float" office:value="45000" calcext:value-type="float">
            <text:p>45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ce1" office:value-type="float" office:value="164555" calcext:value-type="float">
            <text:p>164555</text:p>
          </table:table-cell>
          <table:table-cell table:style-name="ce2" office:value-type="string" calcext:value-type="string">
            <text:p>000000000000000</text:p>
          </table:table-cell>
          <table:table-cell table:style-name="ce2" office:value-type="string" calcext:value-type="string">
            <text:p>00000000</text:p>
          </table:table-cell>
          <table:table-cell table:style-name="ce4" office:value-type="string" calcext:value-type="string">
            <text:p>29/01/16</text:p>
          </table:table-cell>
          <table:table-cell table:style-name="ce7" office:value-type="string" calcext:value-type="string">
            <text:p>GTO MERUYA 2 JKT-TGR</text:p>
          </table:table-cell>
          <table:table-cell table:style-name="ce10" office:value-type="string" calcext:value-type="string">
            <text:p>000001929570005</text:p>
          </table:table-cell>
          <table:table-cell table:style-name="ce10" office:value-type="string" calcext:value-type="string">
            <text:p>10082633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IF([.H1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2]*[.L12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" office:value-type="float" office:value="220803" calcext:value-type="float">
            <text:p>220803</text:p>
          </table:table-cell>
          <table:table-cell table:style-name="ce3" office:value-type="string" calcext:value-type="string">
            <text:p>0D0D0D0D0D0D0D0</text:p>
          </table:table-cell>
          <table:table-cell table:style-name="ce3" office:value-type="string" calcext:value-type="string">
            <text:p>D0D0D0D0</text:p>
          </table:table-cell>
          <table:table-cell table:style-name="ce4" office:value-type="string" calcext:value-type="string">
            <text:p>29/01/16</text:p>
          </table:table-cell>
          <table:table-cell table:style-name="ce8" office:value-type="string" calcext:value-type="string">
            <text:p>GTO KARANG TENGAH BRT 2JKT-TGR</text:p>
          </table:table-cell>
          <table:table-cell table:style-name="ce11" office:value-type="string" calcext:value-type="string">
            <text:p>000001929570015</text:p>
          </table:table-cell>
          <table:table-cell table:style-name="ce11" office:value-type="string" calcext:value-type="string">
            <text:p>10082704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05</text:p>
          </table:table-cell>
          <table:table-cell office:value-type="float" office:value="3" calcext:value-type="float">
            <text:p>3</text:p>
          </table:table-cell>
          <table:table-cell table:formula="of:=IF([.H13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3]*[.L13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" office:value-type="float" office:value="220803" calcext:value-type="float">
            <text:p>220803</text:p>
          </table:table-cell>
          <table:table-cell table:style-name="ce3" office:value-type="string" calcext:value-type="string">
            <text:p>0D0D0D0D0D0D0D0</text:p>
          </table:table-cell>
          <table:table-cell table:style-name="ce3" office:value-type="string" calcext:value-type="string">
            <text:p>D0D0D0D0</text:p>
          </table:table-cell>
          <table:table-cell table:style-name="ce4" office:value-type="string" calcext:value-type="string">
            <text:p>29/01/16</text:p>
          </table:table-cell>
          <table:table-cell table:style-name="ce8" office:value-type="string" calcext:value-type="string">
            <text:p>GTO KARANG TENGAH BRT 2JKT-TGR</text:p>
          </table:table-cell>
          <table:table-cell table:style-name="ce11" office:value-type="string" calcext:value-type="string">
            <text:p>000001929570015</text:p>
          </table:table-cell>
          <table:table-cell table:style-name="ce11" office:value-type="string" calcext:value-type="string">
            <text:p>10082704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05</text:p>
          </table:table-cell>
          <table:table-cell office:value-type="float" office:value="3" calcext:value-type="float">
            <text:p>3</text:p>
          </table:table-cell>
          <table:table-cell table:formula="of:=IF([.H1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4]*[.L14]" office:value-type="float" office:value="2500" calcext:value-type="float">
            <text:p>2500</text:p>
          </table:table-cell>
          <table:table-cell/>
        </table:table-row>
        <table:table-row table:style-name="ro1" table:number-rows-repeated="104856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bruari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5"/>
        <table:table-column table:style-name="co1" table:default-cell-style-name="ce8"/>
        <table:table-column table:style-name="co1" table:number-columns-repeated="2" table:default-cell-style-name="ce11"/>
        <table:table-column table:style-name="co1" table:number-columns-repeated="2" table:default-cell-style-name="ce14"/>
        <table:table-column table:style-name="co1" table:number-columns-repeated="5" table:default-cell-style-name="Default"/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Jam</text:p>
          </table:table-cell>
          <table:table-cell table:style-name="Default" office:value-type="string" calcext:value-type="string">
            <text:p>MID BRI</text:p>
          </table:table-cell>
          <table:table-cell table:style-name="Default" office:value-type="string" calcext:value-type="string">
            <text:p>TID BRI</text:p>
          </table:table-cell>
          <table:table-cell table:style-name="Default" office:value-type="string" calcext:value-type="string">
            <text:p>TGL TRX</text:p>
          </table:table-cell>
          <table:table-cell table:style-name="Default" office:value-type="string" calcext:value-type="string">
            <text:p>Nama Gerbang</text:p>
          </table:table-cell>
          <table:table-cell table:style-name="Default" office:value-type="string" calcext:value-type="string">
            <text:p>MID Real</text:p>
          </table:table-cell>
          <table:table-cell table:style-name="Default" office:value-type="string" calcext:value-type="string">
            <text:p>TID Real</text:p>
          </table:table-cell>
          <table:table-cell table:style-name="Default" office:value-type="string" calcext:value-type="string">
            <text:p>No. Gerbang</text:p>
          </table:table-cell>
          <table:table-cell table:style-name="Default" office:value-type="string" calcext:value-type="string">
            <text:p>No. Gardu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umlah Nominal</text:p>
          </table:table-cell>
          <table:table-cell office:value-type="string" calcext:value-type="string">
            <text:p>Keterangan</text:p>
          </table:table-cell>
        </table:table-row>
        <table:table-row table:style-name="ro2">
          <table:table-cell office:value-type="float" office:value="213343" calcext:value-type="float">
            <text:p>213343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72</text:p>
          </table:table-cell>
          <table:table-cell office:value-type="date" office:date-value="2016-01-02" calcext:value-type="date">
            <text:p>01/02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4</text:p>
          </table:table-cell>
          <table:table-cell office:value-type="float" office:value="3" calcext:value-type="float">
            <text:p>3</text:p>
          </table:table-cell>
          <table:table-cell table:formula="of:=IF([.H3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3]*[.L3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94448" calcext:value-type="float">
            <text:p>194448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69</text:p>
          </table:table-cell>
          <table:table-cell office:value-type="date" office:date-value="2016-02-02" calcext:value-type="date">
            <text:p>02/02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69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]*[.L4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date" office:date-value="2016-02-02" calcext:value-type="date">
            <text:p>02/02/16</text:p>
          </table:table-cell>
          <table:table-cell table:style-name="ce7" office:value-type="string" calcext:value-type="string">
            <text:p>GTO MERUYA 2 JKT-TGR</text:p>
          </table:table-cell>
          <table:table-cell table:style-name="ce10" office:value-type="string" calcext:value-type="string">
            <text:p>000001929570005</text:p>
          </table:table-cell>
          <table:table-cell table:style-name="ce10" office:value-type="string" calcext:value-type="string">
            <text:p>1008263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5]=&quot;5&quot;;5500;2500)"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formula="of:=[.K5]*[.L5]" office:value-type="float" office:value="7500" calcext:value-type="float">
            <text:p>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5</text:p>
          </table:table-cell>
          <table:table-cell office:value-type="string" calcext:value-type="string">
            <text:p>10082631</text:p>
          </table:table-cell>
          <table:table-cell office:value-type="date" office:date-value="2016-02-02" calcext:value-type="date">
            <text:p>02/02/16</text:p>
          </table:table-cell>
          <table:table-cell table:style-name="ce7" office:value-type="string" calcext:value-type="string">
            <text:p>GTO MERUYA 2 JKT-TGR</text:p>
          </table:table-cell>
          <table:table-cell table:style-name="ce10" office:value-type="string" calcext:value-type="string">
            <text:p>000001929570005</text:p>
          </table:table-cell>
          <table:table-cell table:style-name="ce10" office:value-type="string" calcext:value-type="string">
            <text:p>10082631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6]=&quot;5&quot;;5500;2500)" office:value-type="float" office:value="2500" calcext:value-type="float">
            <text:p>2500</text:p>
          </table:table-cell>
          <table:table-cell office:value-type="float" office:value="31" calcext:value-type="float">
            <text:p>31</text:p>
          </table:table-cell>
          <table:table-cell table:formula="of:=[.K6]*[.L6]" office:value-type="float" office:value="77500" calcext:value-type="float">
            <text:p>7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5</text:p>
          </table:table-cell>
          <table:table-cell office:value-type="string" calcext:value-type="string">
            <text:p>10082632</text:p>
          </table:table-cell>
          <table:table-cell office:value-type="date" office:date-value="2016-02-02" calcext:value-type="date">
            <text:p>02/02/16</text:p>
          </table:table-cell>
          <table:table-cell table:style-name="ce7" office:value-type="string" calcext:value-type="string">
            <text:p>GTO MERUYA 2 JKT-TGR</text:p>
          </table:table-cell>
          <table:table-cell table:style-name="ce10" office:value-type="string" calcext:value-type="string">
            <text:p>000001929570005</text:p>
          </table:table-cell>
          <table:table-cell table:style-name="ce10" office:value-type="string" calcext:value-type="string">
            <text:p>10082632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7]=&quot;5&quot;;5500;2500)"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[.K7]*[.L7]" office:value-type="float" office:value="10000" calcext:value-type="float">
            <text:p>10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5</text:p>
          </table:table-cell>
          <table:table-cell office:value-type="string" calcext:value-type="string">
            <text:p>10082633</text:p>
          </table:table-cell>
          <table:table-cell office:value-type="date" office:date-value="2016-02-02" calcext:value-type="date">
            <text:p>02/02/16</text:p>
          </table:table-cell>
          <table:table-cell table:style-name="ce7" office:value-type="string" calcext:value-type="string">
            <text:p>GTO MERUYA 2 JKT-TGR</text:p>
          </table:table-cell>
          <table:table-cell table:style-name="ce10" office:value-type="string" calcext:value-type="string">
            <text:p>000001929570005</text:p>
          </table:table-cell>
          <table:table-cell table:style-name="ce10" office:value-type="string" calcext:value-type="string">
            <text:p>10082633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IF([.H8]=&quot;5&quot;;5500;2500)" office:value-type="float" office:value="2500" calcext:value-type="float">
            <text:p>2500</text:p>
          </table:table-cell>
          <table:table-cell office:value-type="float" office:value="27" calcext:value-type="float">
            <text:p>27</text:p>
          </table:table-cell>
          <table:table-cell table:formula="of:=[.K8]*[.L8]" office:value-type="float" office:value="67500" calcext:value-type="float">
            <text:p>6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6</text:p>
          </table:table-cell>
          <table:table-cell office:value-type="string" calcext:value-type="string">
            <text:p>10082634</text:p>
          </table:table-cell>
          <table:table-cell office:value-type="date" office:date-value="2016-02-02" calcext:value-type="date">
            <text:p>02/02/16</text:p>
          </table:table-cell>
          <table:table-cell table:style-name="ce7" office:value-type="string" calcext:value-type="string">
            <text:p>GTO MERUYA UTARA <text:s/>JKT-TGR</text:p>
          </table:table-cell>
          <table:table-cell table:style-name="ce10" office:value-type="string" calcext:value-type="string">
            <text:p>000001929570006</text:p>
          </table:table-cell>
          <table:table-cell table:style-name="ce10" office:value-type="string" calcext:value-type="string">
            <text:p>10082634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9]=&quot;5&quot;;5500;2500)" office:value-type="float" office:value="2500" calcext:value-type="float">
            <text:p>2500</text:p>
          </table:table-cell>
          <table:table-cell office:value-type="float" office:value="22" calcext:value-type="float">
            <text:p>22</text:p>
          </table:table-cell>
          <table:table-cell table:formula="of:=[.K9]*[.L9]" office:value-type="float" office:value="55000" calcext:value-type="float">
            <text:p>55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6</text:p>
          </table:table-cell>
          <table:table-cell office:value-type="string" calcext:value-type="string">
            <text:p>10082635</text:p>
          </table:table-cell>
          <table:table-cell office:value-type="date" office:date-value="2016-02-02" calcext:value-type="date">
            <text:p>02/02/16</text:p>
          </table:table-cell>
          <table:table-cell table:style-name="ce7" office:value-type="string" calcext:value-type="string">
            <text:p>GTO MERUYA UTARA <text:s/>JKT-TGR</text:p>
          </table:table-cell>
          <table:table-cell table:style-name="ce10" office:value-type="string" calcext:value-type="string">
            <text:p>000001929570006</text:p>
          </table:table-cell>
          <table:table-cell table:style-name="ce10" office:value-type="string" calcext:value-type="string">
            <text:p>10082635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10]=&quot;5&quot;;5500;2500)" office:value-type="float" office:value="2500" calcext:value-type="float">
            <text:p>2500</text:p>
          </table:table-cell>
          <table:table-cell office:value-type="float" office:value="22" calcext:value-type="float">
            <text:p>22</text:p>
          </table:table-cell>
          <table:table-cell table:formula="of:=[.K10]*[.L10]" office:value-type="float" office:value="55000" calcext:value-type="float">
            <text:p>55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table:style-name="ce3" office:value-type="string" calcext:value-type="string">
            <text:p>000001929570013</text:p>
          </table:table-cell>
          <table:table-cell table:style-name="ce3" office:value-type="string" calcext:value-type="string">
            <text:p>10082693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MERUYA 4 JKT-TGR</text:p>
          </table:table-cell>
          <table:table-cell office:value-type="string" calcext:value-type="string">
            <text:p>000001929570013</text:p>
          </table:table-cell>
          <table:table-cell office:value-type="string" calcext:value-type="string">
            <text:p>1008269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11]=&quot;5&quot;;5500;2500)" office:value-type="float" office:value="2500" calcext:value-type="float">
            <text:p>2500</text:p>
          </table:table-cell>
          <table:table-cell office:value-type="float" office:value="11" calcext:value-type="float">
            <text:p>11</text:p>
          </table:table-cell>
          <table:table-cell table:formula="of:=[.K11]*[.L11]" office:value-type="float" office:value="27500" calcext:value-type="float">
            <text:p>2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table:style-name="ce3" office:value-type="string" calcext:value-type="string">
            <text:p>000001929570013</text:p>
          </table:table-cell>
          <table:table-cell table:style-name="ce3" office:value-type="string" calcext:value-type="string">
            <text:p>10082694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MERUYA 4 JKT-TGR</text:p>
          </table:table-cell>
          <table:table-cell office:value-type="string" calcext:value-type="string">
            <text:p>000001929570013</text:p>
          </table:table-cell>
          <table:table-cell office:value-type="string" calcext:value-type="string">
            <text:p>1008269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12]=&quot;5&quot;;5500;2500)" office:value-type="float" office:value="2500" calcext:value-type="float">
            <text:p>2500</text:p>
          </table:table-cell>
          <table:table-cell table:style-name="ce1" office:value-type="float" office:value="18" calcext:value-type="float">
            <text:p>18</text:p>
          </table:table-cell>
          <table:table-cell table:formula="of:=[.K12]*[.L12]" office:value-type="float" office:value="45000" calcext:value-type="float">
            <text:p>45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table:style-name="ce3" office:value-type="string" calcext:value-type="string">
            <text:p>000001929570013</text:p>
          </table:table-cell>
          <table:table-cell table:style-name="ce3" office:value-type="string" calcext:value-type="string">
            <text:p>10082695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MERUYA 4 JKT-TGR</text:p>
          </table:table-cell>
          <table:table-cell office:value-type="string" calcext:value-type="string">
            <text:p>000001929570013</text:p>
          </table:table-cell>
          <table:table-cell office:value-type="string" calcext:value-type="string">
            <text:p>1008269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13]=&quot;5&quot;;5500;2500)" office:value-type="float" office:value="2500" calcext:value-type="float">
            <text:p>2500</text:p>
          </table:table-cell>
          <table:table-cell table:style-name="ce1" office:value-type="float" office:value="25" calcext:value-type="float">
            <text:p>25</text:p>
          </table:table-cell>
          <table:table-cell table:formula="of:=[.K13]*[.L13]" office:value-type="float" office:value="62500" calcext:value-type="float">
            <text:p>62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table:style-name="ce3" office:value-type="string" calcext:value-type="string">
            <text:p>000001929570013</text:p>
          </table:table-cell>
          <table:table-cell table:style-name="ce3" office:value-type="string" calcext:value-type="string">
            <text:p>10082696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MERUYA 4 JKT-TGR</text:p>
          </table:table-cell>
          <table:table-cell office:value-type="string" calcext:value-type="string">
            <text:p>000001929570013</text:p>
          </table:table-cell>
          <table:table-cell office:value-type="string" calcext:value-type="string">
            <text:p>1008269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IF([.H14]=&quot;5&quot;;5500;2500)" office:value-type="float" office:value="2500" calcext:value-type="float">
            <text:p>2500</text:p>
          </table:table-cell>
          <table:table-cell table:style-name="ce1" office:value-type="float" office:value="23" calcext:value-type="float">
            <text:p>23</text:p>
          </table:table-cell>
          <table:table-cell table:formula="of:=[.K14]*[.L14]" office:value-type="float" office:value="57500" calcext:value-type="float">
            <text:p>5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203245" calcext:value-type="float">
            <text:p>203245</text:p>
          </table:table-cell>
          <table:table-cell table:style-name="ce3" office:value-type="string" calcext:value-type="string">
            <text:p>000001929570014</text:p>
          </table:table-cell>
          <table:table-cell table:style-name="ce3" office:value-type="string" calcext:value-type="string">
            <text:p>10082700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1JKT-TGR</text:p>
          </table:table-cell>
          <table:table-cell office:value-type="string" calcext:value-type="string">
            <text:p>000001929570014</text:p>
          </table:table-cell>
          <table:table-cell office:value-type="string" calcext:value-type="string">
            <text:p>100827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1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5]*[.L1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2946" calcext:value-type="float">
            <text:p>202946</text:p>
          </table:table-cell>
          <table:table-cell table:style-name="ce3" office:value-type="string" calcext:value-type="string">
            <text:p>000001929570014</text:p>
          </table:table-cell>
          <table:table-cell table:style-name="ce3" office:value-type="string" calcext:value-type="string">
            <text:p>10082701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1JKT-TGR</text:p>
          </table:table-cell>
          <table:table-cell office:value-type="string" calcext:value-type="string">
            <text:p>000001929570014</text:p>
          </table:table-cell>
          <table:table-cell office:value-type="string" calcext:value-type="string">
            <text:p>100827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1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6]*[.L1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3245" calcext:value-type="float">
            <text:p>203245</text:p>
          </table:table-cell>
          <table:table-cell table:style-name="ce3" office:value-type="string" calcext:value-type="string">
            <text:p>000001929570014</text:p>
          </table:table-cell>
          <table:table-cell table:style-name="ce3" office:value-type="string" calcext:value-type="string">
            <text:p>10082700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1JKT-TGR</text:p>
          </table:table-cell>
          <table:table-cell office:value-type="string" calcext:value-type="string">
            <text:p>000001929570014</text:p>
          </table:table-cell>
          <table:table-cell office:value-type="string" calcext:value-type="string">
            <text:p>100827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1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7]*[.L1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2946" calcext:value-type="float">
            <text:p>202946</text:p>
          </table:table-cell>
          <table:table-cell table:style-name="ce3" office:value-type="string" calcext:value-type="string">
            <text:p>000001929570014</text:p>
          </table:table-cell>
          <table:table-cell table:style-name="ce3" office:value-type="string" calcext:value-type="string">
            <text:p>10082701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1JKT-TGR</text:p>
          </table:table-cell>
          <table:table-cell office:value-type="string" calcext:value-type="string">
            <text:p>000001929570014</text:p>
          </table:table-cell>
          <table:table-cell office:value-type="string" calcext:value-type="string">
            <text:p>100827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1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8]*[.L1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23336" calcext:value-type="float">
            <text:p>223336</text:p>
          </table:table-cell>
          <table:table-cell table:style-name="ce3" office:value-type="string" calcext:value-type="string">
            <text:p>000001929570015</text:p>
          </table:table-cell>
          <table:table-cell table:style-name="ce3" office:value-type="string" calcext:value-type="string">
            <text:p>10082703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2JKT-TGR</text:p>
          </table:table-cell>
          <table:table-cell office:value-type="string" calcext:value-type="string">
            <text:p>000001929570015</text:p>
          </table:table-cell>
          <table:table-cell office:value-type="string" calcext:value-type="string">
            <text:p>100827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4</text:p>
          </table:table-cell>
          <table:table-cell office:value-type="float" office:value="3" calcext:value-type="float">
            <text:p>3</text:p>
          </table:table-cell>
          <table:table-cell table:formula="of:=IF([.H19]=&quot;5&quot;;5500;2500)"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formula="of:=[.K19]*[.L19]" office:value-type="float" office:value="7500" calcext:value-type="float">
            <text:p>7500</text:p>
          </table:table-cell>
          <table:table-cell/>
        </table:table-row>
        <table:table-row table:style-name="ro2">
          <table:table-cell office:value-type="float" office:value="200749" calcext:value-type="float">
            <text:p>200749</text:p>
          </table:table-cell>
          <table:table-cell table:style-name="ce3" office:value-type="string" calcext:value-type="string">
            <text:p>0D0D0D0D0D0D0D0</text:p>
          </table:table-cell>
          <table:table-cell table:style-name="ce3" office:value-type="string" calcext:value-type="string">
            <text:p>D0D0D0D0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2JKT-TGR</text:p>
          </table:table-cell>
          <table:table-cell office:value-type="string" calcext:value-type="string">
            <text:p>000001929570015</text:p>
          </table:table-cell>
          <table:table-cell office:value-type="string" calcext:value-type="string">
            <text:p>100827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 office:value-type="float" office:value="2" calcext:value-type="float">
            <text:p>2</text:p>
          </table:table-cell>
          <table:table-cell table:formula="of:=IF([.H20]=&quot;5&quot;;5500;2500)" office:value-type="float" office:value="2500" calcext:value-type="float">
            <text:p>2500</text:p>
          </table:table-cell>
          <table:table-cell office:value-type="float" office:value="11" calcext:value-type="float">
            <text:p>11</text:p>
          </table:table-cell>
          <table:table-cell table:formula="of:=[.K20]*[.L20]" office:value-type="float" office:value="27500" calcext:value-type="float">
            <text:p>27500</text:p>
          </table:table-cell>
          <table:table-cell/>
        </table:table-row>
        <table:table-row table:style-name="ro2">
          <table:table-cell office:value-type="float" office:value="202159" calcext:value-type="float">
            <text:p>202159</text:p>
          </table:table-cell>
          <table:table-cell table:style-name="ce3" office:value-type="string" calcext:value-type="string">
            <text:p>0D0D0D0D0D0D0D0</text:p>
          </table:table-cell>
          <table:table-cell table:style-name="ce3" office:value-type="string" calcext:value-type="string">
            <text:p>D0D0D0D0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1JKT-TGR</text:p>
          </table:table-cell>
          <table:table-cell office:value-type="string" calcext:value-type="string">
            <text:p>000001929570014</text:p>
          </table:table-cell>
          <table:table-cell office:value-type="string" calcext:value-type="string">
            <text:p>100827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21]=&quot;5&quot;;5500;2500)"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table:formula="of:=[.K21]*[.L21]" office:value-type="float" office:value="12500" calcext:value-type="float">
            <text:p>12500</text:p>
          </table:table-cell>
          <table:table-cell/>
        </table:table-row>
        <table:table-row table:style-name="ro2">
          <table:table-cell office:value-type="float" office:value="210907" calcext:value-type="float">
            <text:p>210907</text:p>
          </table:table-cell>
          <table:table-cell table:style-name="ce3" office:value-type="string" calcext:value-type="string">
            <text:p>0D0D0D0D0D0D0D0</text:p>
          </table:table-cell>
          <table:table-cell table:style-name="ce3" office:value-type="string" calcext:value-type="string">
            <text:p>D0D0D0D0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GTO KARANG TENGAH BRT 1JKT-TGR</text:p>
          </table:table-cell>
          <table:table-cell office:value-type="string" calcext:value-type="string">
            <text:p>000001929570014</text:p>
          </table:table-cell>
          <table:table-cell office:value-type="string" calcext:value-type="string">
            <text:p>100827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formula="of:=IF([.H22]=&quot;5&quot;;5500;2500)"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formula="of:=[.K22]*[.L22]" office:value-type="float" office:value="7500" calcext:value-type="float">
            <text:p>7500</text:p>
          </table:table-cell>
          <table:table-cell/>
        </table:table-row>
        <table:table-row table:style-name="ro2">
          <table:table-cell office:value-type="float" office:value="62048" calcext:value-type="float">
            <text:p>62048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69</text:p>
          </table:table-cell>
          <table:table-cell office:value-type="date" office:date-value="2016-03-02" calcext:value-type="date">
            <text:p>03/02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69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3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3]*[.L23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73248" calcext:value-type="float">
            <text:p>173248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69</text:p>
          </table:table-cell>
          <table:table-cell office:value-type="date" office:date-value="2016-03-02" calcext:value-type="date">
            <text:p>03/02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69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24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24]*[.L24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00923" calcext:value-type="float">
            <text:p>100923</text:p>
          </table:table-cell>
          <table:table-cell table:style-name="ce3" office:value-type="string" calcext:value-type="string">
            <text:p>000001929570015</text:p>
          </table:table-cell>
          <table:table-cell table:style-name="ce3" office:value-type="string" calcext:value-type="string">
            <text:p>10082703</text:p>
          </table:table-cell>
          <table:table-cell office:value-type="date" office:date-value="2016-03-02" calcext:value-type="date">
            <text:p>03/02/16</text:p>
          </table:table-cell>
          <table:table-cell office:value-type="string" calcext:value-type="string">
            <text:p>GTO KARANG TENGAH BRT 2JKT-TGR</text:p>
          </table:table-cell>
          <table:table-cell office:value-type="string" calcext:value-type="string">
            <text:p>000001929570015</text:p>
          </table:table-cell>
          <table:table-cell office:value-type="string" calcext:value-type="string">
            <text:p>100827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table:formula="of:=IF([.H2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5]*[.L2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62706" calcext:value-type="float">
            <text:p>62706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69</text:p>
          </table:table-cell>
          <table:table-cell office:value-type="date" office:date-value="2016-04-02" calcext:value-type="date">
            <text:p>04/02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69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6]*[.L2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20646" calcext:value-type="float">
            <text:p>120646</text:p>
          </table:table-cell>
          <table:table-cell table:style-name="ce3" office:value-type="string" calcext:value-type="string">
            <text:p>000001929570015</text:p>
          </table:table-cell>
          <table:table-cell table:style-name="ce3" office:value-type="string" calcext:value-type="string">
            <text:p>10082703</text:p>
          </table:table-cell>
          <table:table-cell office:value-type="date" office:date-value="2016-04-02" calcext:value-type="date">
            <text:p>04/02/16</text:p>
          </table:table-cell>
          <table:table-cell office:value-type="string" calcext:value-type="string">
            <text:p>GTO KARANG TENGAH BRT 2JKT-TGR</text:p>
          </table:table-cell>
          <table:table-cell office:value-type="string" calcext:value-type="string">
            <text:p>000001929570015</text:p>
          </table:table-cell>
          <table:table-cell office:value-type="string" calcext:value-type="string">
            <text:p>100827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table:formula="of:=IF([.H2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7]*[.L2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80809" calcext:value-type="float">
            <text:p>180809</text:p>
          </table:table-cell>
          <table:table-cell table:style-name="ce3" office:value-type="string" calcext:value-type="string">
            <text:p>0D0D0D0D0D0D0D0</text:p>
          </table:table-cell>
          <table:table-cell table:style-name="ce3" office:value-type="string" calcext:value-type="string">
            <text:p>D0D0D0D0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GTO KARANG TENGAH BRT 2JKT-TGR</text:p>
          </table:table-cell>
          <table:table-cell office:value-type="string" calcext:value-type="string">
            <text:p>000001929570015</text:p>
          </table:table-cell>
          <table:table-cell office:value-type="string" calcext:value-type="string">
            <text:p>100827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 office:value-type="float" office:value="2" calcext:value-type="float">
            <text:p>2</text:p>
          </table:table-cell>
          <table:table-cell table:formula="of:=IF([.H2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8]*[.L2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33002" calcext:value-type="float">
            <text:p>13300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3</text:p>
          </table:table-cell>
          <table:table-cell office:value-type="date" office:date-value="2016-11-02" calcext:value-type="date">
            <text:p>11/02/16</text:p>
          </table:table-cell>
          <table:table-cell table:style-name="ce7" office:value-type="string" calcext:value-type="string">
            <text:p>GTO KARANG TENGAH JKT-TGR</text:p>
          </table:table-cell>
          <table:table-cell table:style-name="ce10" office:value-type="string" calcext:value-type="string">
            <text:p>000001929570007</text:p>
          </table:table-cell>
          <table:table-cell table:style-name="ce10" office:value-type="string" calcext:value-type="string">
            <text:p>10082643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8</text:p>
          </table:table-cell>
          <table:table-cell office:value-type="float" office:value="2" calcext:value-type="float">
            <text:p>2</text:p>
          </table:table-cell>
          <table:table-cell table:formula="of:=IF([.H29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29]*[.L29]" office:value-type="float" office:value="11000" calcext:value-type="float">
            <text:p>110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3</text:p>
          </table:table-cell>
          <table:table-cell office:value-type="date" office:date-value="2016-12-02" calcext:value-type="date">
            <text:p>12/02/16</text:p>
          </table:table-cell>
          <table:table-cell table:style-name="ce7" office:value-type="string" calcext:value-type="string">
            <text:p>GTO KARANG TENGAH JKT-TGR</text:p>
          </table:table-cell>
          <table:table-cell table:style-name="ce10" office:value-type="string" calcext:value-type="string">
            <text:p>000001929570007</text:p>
          </table:table-cell>
          <table:table-cell table:style-name="ce10" office:value-type="string" calcext:value-type="string">
            <text:p>10082643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8</text:p>
          </table:table-cell>
          <table:table-cell office:value-type="float" office:value="2" calcext:value-type="float">
            <text:p>2</text:p>
          </table:table-cell>
          <table:table-cell table:formula="of:=IF([.H30]=&quot;5&quot;;5500;2500)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formula="of:=[.K30]*[.L30]" office:value-type="float" office:value="126500" calcext:value-type="float">
            <text:p>126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223141" calcext:value-type="float">
            <text:p>223141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3</text:p>
          </table:table-cell>
          <table:table-cell office:value-type="date" office:date-value="2016-12-02" calcext:value-type="date">
            <text:p>12/02/16</text:p>
          </table:table-cell>
          <table:table-cell table:style-name="ce7" office:value-type="string" calcext:value-type="string">
            <text:p>GTO KARANG TENGAH JKT-TGR</text:p>
          </table:table-cell>
          <table:table-cell table:style-name="ce10" office:value-type="string" calcext:value-type="string">
            <text:p>000001929570007</text:p>
          </table:table-cell>
          <table:table-cell table:style-name="ce10" office:value-type="string" calcext:value-type="string">
            <text:p>10082643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8</text:p>
          </table:table-cell>
          <table:table-cell office:value-type="float" office:value="3" calcext:value-type="float">
            <text:p>3</text:p>
          </table:table-cell>
          <table:table-cell table:formula="of:=IF([.H31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1]*[.L31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73010" calcext:value-type="float">
            <text:p>173010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table:style-name="Default" office:value-type="string" calcext:value-type="string">
            <text:p><text:s text:c="7"/>15/02/16</text:p>
          </table:table-cell>
          <table:table-cell table:style-name="ce7" office:value-type="string" calcext:value-type="string">
            <text:p>GTO KARANG TENGAH JKT-TGR</text:p>
          </table:table-cell>
          <table:table-cell table:style-name="ce10" office:value-type="string" calcext:value-type="string">
            <text:p>000001929570007</text:p>
          </table:table-cell>
          <table:table-cell table:style-name="ce10" office:value-type="string" calcext:value-type="string">
            <text:p>10082642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7</text:p>
          </table:table-cell>
          <table:table-cell office:value-type="float" office:value="2" calcext:value-type="float">
            <text:p>2</text:p>
          </table:table-cell>
          <table:table-cell table:formula="of:=IF([.H32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2]*[.L32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80346" calcext:value-type="float">
            <text:p>180346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3</text:p>
          </table:table-cell>
          <table:table-cell table:style-name="ce16" office:value-type="string" calcext:value-type="string">
            <text:p>16/02/16</text:p>
          </table:table-cell>
          <table:table-cell table:style-name="ce7" office:value-type="string" calcext:value-type="string">
            <text:p>GTO KARANG TENGAH JKT-TGR</text:p>
          </table:table-cell>
          <table:table-cell table:style-name="ce10" office:value-type="string" calcext:value-type="string">
            <text:p>000001929570007</text:p>
          </table:table-cell>
          <table:table-cell table:style-name="ce10" office:value-type="string" calcext:value-type="string">
            <text:p>10082643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8</text:p>
          </table:table-cell>
          <table:table-cell office:value-type="float" office:value="2" calcext:value-type="float">
            <text:p>2</text:p>
          </table:table-cell>
          <table:table-cell table:formula="of:=IF([.H3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3]*[.L33]" office:value-type="float" office:value="5500" calcext:value-type="float">
            <text:p>5500</text:p>
          </table:table-cell>
          <table:table-cell/>
        </table:table-row>
      </table:table>
      <table:table table:name="Maret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10"/>
        <table:table-column table:style-name="co1" table:number-columns-repeated="2" table:default-cell-style-name="ce13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Jam</text:p>
          </table:table-cell>
          <table:table-cell table:style-name="Default" office:value-type="string" calcext:value-type="string">
            <text:p>MID BRI</text:p>
          </table:table-cell>
          <table:table-cell table:style-name="Default" office:value-type="string" calcext:value-type="string">
            <text:p>TID BRI</text:p>
          </table:table-cell>
          <table:table-cell office:value-type="string" calcext:value-type="string">
            <text:p>TGL TRX</text:p>
          </table:table-cell>
          <table:table-cell table:style-name="Default" office:value-type="string" calcext:value-type="string">
            <text:p>Nama Gerbang</text:p>
          </table:table-cell>
          <table:table-cell table:style-name="Default" office:value-type="string" calcext:value-type="string">
            <text:p>MID Real</text:p>
          </table:table-cell>
          <table:table-cell table:style-name="Default" office:value-type="string" calcext:value-type="string">
            <text:p>TID Real</text:p>
          </table:table-cell>
          <table:table-cell table:style-name="Default" office:value-type="string" calcext:value-type="string">
            <text:p>No. Gerbang</text:p>
          </table:table-cell>
          <table:table-cell table:style-name="Default" office:value-type="string" calcext:value-type="string">
            <text:p>No. Gardu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umlah Nominal</text:p>
          </table:table-cell>
          <table:table-cell office:value-type="string" calcext:value-type="string">
            <text:p>Keterangan</text:p>
          </table:table-cell>
        </table:table-row>
        <table:table-row table:style-name="ro2">
          <table:table-cell office:value-type="float" office:value="210455" calcext:value-type="float">
            <text:p>210455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3</text:p>
          </table:table-cell>
          <table:table-cell table:style-name="ce18" office:value-type="date" office:date-value="2016-02-03" calcext:value-type="date">
            <text:p>02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8</text:p>
          </table:table-cell>
          <table:table-cell office:value-type="float" office:value="3" calcext:value-type="float">
            <text:p>3</text:p>
          </table:table-cell>
          <table:table-cell table:formula="of:=IF([.H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]*[.L3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12422" calcext:value-type="float">
            <text:p>11242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table:style-name="ce18" office:value-type="date" office:date-value="2016-09-02" calcext:value-type="date">
            <text:p>09/02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table:formula="of:=IF([.H4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4]*[.L4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214838" calcext:value-type="float">
            <text:p>214838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1</text:p>
          </table:table-cell>
          <table:table-cell table:style-name="ce19" office:value-type="string" calcext:value-type="string">
            <text:p>1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float" office:value="3" calcext:value-type="float">
            <text:p>3</text:p>
          </table:table-cell>
          <table:table-cell table:formula="of:=IF([.H5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]*[.L5]" office:value-type="float" office:value="5500" calcext:value-type="float">
            <text:p>5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table:formula="of:=IF([.H6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6]*[.L6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table:formula="of:=IF([.H7]=&quot;5&quot;;5500;2500)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[.K7]*[.L7]" office:value-type="float" office:value="22000" calcext:value-type="float">
            <text:p>22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table:formula="of:=IF([.H8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8]*[.L8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9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table:formula="of:=IF([.H9]=&quot;5&quot;;5500;2500)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formula="of:=[.K9]*[.L9]" office:value-type="float" office:value="16500" calcext:value-type="float">
            <text:p>16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table:formula="of:=IF([.H10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10]*[.L10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5</text:p>
          </table:table-cell>
          <table:table-cell office:value-type="string" calcext:value-type="string">
            <text:p>10082665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table:formula="of:=IF([.H11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11]*[.L11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66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table:formula="of:=IF([.H12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12]*[.L12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69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table:formula="of:=IF([.H13]=&quot;5&quot;;5500;2500)" office:value-type="float" office:value="5500" calcext:value-type="float">
            <text:p>5500</text:p>
          </table:table-cell>
          <table:table-cell table:style-name="ce20" office:value-type="float" office:value="1" calcext:value-type="float">
            <text:p>1</text:p>
          </table:table-cell>
          <table:table-cell table:formula="of:=[.K13]*[.L13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D0</text:p>
          </table:table-cell>
          <table:table-cell office:value-type="string" calcext:value-type="string">
            <text:p>20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IF([.H14]=&quot;5&quot;;5500;2500)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formula="of:=[.K14]*[.L14]" office:value-type="float" office:value="16500" calcext:value-type="float">
            <text:p>16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132137" calcext:value-type="float">
            <text:p>132137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65</text:p>
          </table:table-cell>
          <table:table-cell office:value-type="string" calcext:value-type="string">
            <text:p>22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table:formula="of:=IF([.H15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15]*[.L15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30020" calcext:value-type="float">
            <text:p>130020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24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table:formula="of:=IF([.H16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16]*[.L16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10431" calcext:value-type="float">
            <text:p>110431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74</text:p>
          </table:table-cell>
          <table:table-cell office:value-type="string" calcext:value-type="string">
            <text:p>25/03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4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IF([.H1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7]*[.L1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24503" calcext:value-type="float">
            <text:p>124503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73</text:p>
          </table:table-cell>
          <table:table-cell office:value-type="string" calcext:value-type="string">
            <text:p>25/03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3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table:formula="of:=IF([.H1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8]*[.L1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5346" calcext:value-type="float">
            <text:p>165346</text:p>
          </table:table-cell>
          <table:table-cell office:value-type="string" calcext:value-type="string">
            <text:p>0000011012145F0</text:p>
          </table:table-cell>
          <table:table-cell office:value-type="string" calcext:value-type="string">
            <text:p>11290770</text:p>
          </table:table-cell>
          <table:table-cell office:value-type="string" calcext:value-type="string">
            <text:p>27/03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1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9]*[.L1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75019" calcext:value-type="float">
            <text:p>175019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27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table:formula="of:=IF([.H20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20]*[.L20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00323" calcext:value-type="float">
            <text:p>100323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69</text:p>
          </table:table-cell>
          <table:table-cell office:value-type="string" calcext:value-type="string">
            <text:p>28/03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69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1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1]*[.L21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0233" calcext:value-type="float">
            <text:p>200233</text:p>
          </table:table-cell>
          <table:table-cell office:value-type="string" calcext:value-type="string">
            <text:p>000001101219456</text:p>
          </table:table-cell>
          <table:table-cell office:value-type="string" calcext:value-type="string">
            <text:p>11290771</text:p>
          </table:table-cell>
          <table:table-cell office:value-type="string" calcext:value-type="string">
            <text:p>28/03/16</text:p>
          </table:table-cell>
          <table:table-cell table:style-name="ce6" office:value-type="string" calcext:value-type="string">
            <text:p>GTO MERUYA 1 JKT-TGR</text:p>
          </table:table-cell>
          <table:table-cell table:style-name="ce9" office:value-type="string" calcext:value-type="string">
            <text:p>000001101219456</text:p>
          </table:table-cell>
          <table:table-cell table:style-name="ce9" office:value-type="string" calcext:value-type="string">
            <text:p>11290771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2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2]*[.L22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4501" calcext:value-type="float">
            <text:p>164501</text:p>
          </table:table-cell>
          <table:table-cell office:value-type="string" calcext:value-type="string">
            <text:p>000001798840000</text:p>
          </table:table-cell>
          <table:table-cell office:value-type="string" calcext:value-type="string">
            <text:p>10056915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table:formula="of:=IF([.H2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23]*[.L23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34446" calcext:value-type="float">
            <text:p>134446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8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table:formula="of:=IF([.H2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4]*[.L2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72646" calcext:value-type="float">
            <text:p>172646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IF([.H2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5]*[.L2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82124" calcext:value-type="float">
            <text:p>182124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8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2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6]*[.L2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63004" calcext:value-type="float">
            <text:p>63004</text:p>
          </table:table-cell>
          <table:table-cell office:value-type="string" calcext:value-type="string">
            <text:p>000001929570003</text:p>
          </table:table-cell>
          <table:table-cell office:value-type="string" calcext:value-type="string">
            <text:p>10082622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EBON JERUK 1 JKT-TGR</text:p>
          </table:table-cell>
          <table:table-cell office:value-type="string" calcext:value-type="string">
            <text:p>000001929570003</text:p>
          </table:table-cell>
          <table:table-cell office:value-type="string" calcext:value-type="string">
            <text:p>100826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table:formula="of:=IF([.H27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27]*[.L27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92807" calcext:value-type="float">
            <text:p>192807</text:p>
          </table:table-cell>
          <table:table-cell office:value-type="string" calcext:value-type="string">
            <text:p>000001929570003</text:p>
          </table:table-cell>
          <table:table-cell office:value-type="string" calcext:value-type="string">
            <text:p>10082622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EBON JERUK 1 JKT-TGR</text:p>
          </table:table-cell>
          <table:table-cell office:value-type="string" calcext:value-type="string">
            <text:p>000001929570003</text:p>
          </table:table-cell>
          <table:table-cell office:value-type="string" calcext:value-type="string">
            <text:p>100826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2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8]*[.L2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70653" calcext:value-type="float">
            <text:p>70653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9]*[.L2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03138" calcext:value-type="float">
            <text:p>103138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2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table:formula="of:=IF([.H30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0]*[.L30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53410" calcext:value-type="float">
            <text:p>53410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table:formula="of:=IF([.H31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1]*[.L31]" office:value-type="float" office:value="5500" calcext:value-type="float">
            <text:p>5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2" calcext:value-type="float">
            <text:p>2</text:p>
          </table:table-cell>
          <table:table-cell table:formula="of:=IF([.H32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2]*[.L32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214127" calcext:value-type="float">
            <text:p>214127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3" calcext:value-type="float">
            <text:p>3</text:p>
          </table:table-cell>
          <table:table-cell table:formula="of:=IF([.H33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33]*[.L33]" office:value-type="float" office:value="11000" calcext:value-type="float">
            <text:p>110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7</text:p>
          </table:table-cell>
          <table:table-cell office:value-type="float" office:value="2" calcext:value-type="float">
            <text:p>2</text:p>
          </table:table-cell>
          <table:table-cell table:formula="of:=IF([.H34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4]*[.L34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60152" calcext:value-type="float">
            <text:p>6015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table:formula="of:=IF([.H35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35]*[.L35]" office:value-type="float" office:value="11000" calcext:value-type="float">
            <text:p>110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table:formula="of:=IF([.H36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6]*[.L36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170331" calcext:value-type="float">
            <text:p>170331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table:formula="of:=IF([.H37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37]*[.L37]" office:value-type="float" office:value="11000" calcext:value-type="float">
            <text:p>110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9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table:formula="of:=IF([.H38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38]*[.L38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table:formula="of:=IF([.H39]=&quot;5&quot;;5500;2500)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K39]*[.L39]" office:value-type="float" office:value="27500" calcext:value-type="float">
            <text:p>27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174107" calcext:value-type="float">
            <text:p>174107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table:formula="of:=IF([.H40]=&quot;5&quot;;5500;2500)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formula="of:=[.K40]*[.L40]" office:value-type="float" office:value="16500" calcext:value-type="float">
            <text:p>16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table:formula="of:=IF([.H41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41]*[.L41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60726" calcext:value-type="float">
            <text:p>60726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2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table:formula="of:=IF([.H42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42]*[.L42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62434" calcext:value-type="float">
            <text:p>62434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D0</text:p>
          </table:table-cell>
          <table:table-cell office:value-type="string" calcext:value-type="string">
            <text:p>28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IF([.H43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43]*[.L43]" office:value-type="float" office:value="11000" calcext:value-type="float">
            <text:p>11000</text:p>
          </table:table-cell>
          <table:table-cell/>
        </table:table-row>
        <table:table-row table:style-name="ro2">
          <table:table-cell office:value-type="float" office:value="151111" calcext:value-type="float">
            <text:p>151111</text:p>
          </table:table-cell>
          <table:table-cell table:style-name="ce3" office:value-type="string" calcext:value-type="string">
            <text:p>000001929570008</text:p>
          </table:table-cell>
          <table:table-cell table:style-name="ce3" office:value-type="string" calcext:value-type="string">
            <text:p>10082672</text:p>
          </table:table-cell>
          <table:table-cell office:value-type="string" calcext:value-type="string">
            <text:p>28/03/16</text:p>
          </table:table-cell>
          <table:table-cell table:style-name="ce8" office:value-type="string" calcext:value-type="string">
            <text:p>GTO TANGERANG <text:s/>JKT-TGR</text:p>
          </table:table-cell>
          <table:table-cell table:style-name="ce11" office:value-type="string" calcext:value-type="string">
            <text:p>000001929570008</text:p>
          </table:table-cell>
          <table:table-cell table:style-name="ce11" office:value-type="string" calcext:value-type="string">
            <text:p>10082672</text:p>
          </table:table-cell>
          <table:table-cell table:style-name="ce14" office:value-type="string" calcext:value-type="string">
            <text:p>6</text:p>
          </table:table-cell>
          <table:table-cell table:style-name="ce14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4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4]*[.L4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84826" calcext:value-type="float">
            <text:p>84826</text:p>
          </table:table-cell>
          <table:table-cell table:style-name="ce3" office:value-type="string" calcext:value-type="string">
            <text:p>000001929570009</text:p>
          </table:table-cell>
          <table:table-cell table:style-name="ce3" office:value-type="string" calcext:value-type="string">
            <text:p>10082681</text:p>
          </table:table-cell>
          <table:table-cell office:value-type="string" calcext:value-type="string">
            <text:p>28/03/16</text:p>
          </table:table-cell>
          <table:table-cell table:style-name="ce8" office:value-type="string" calcext:value-type="string">
            <text:p>GTO TANGERANG 1 JKT-TGR</text:p>
          </table:table-cell>
          <table:table-cell table:style-name="ce11" office:value-type="string" calcext:value-type="string">
            <text:p>000001929570009</text:p>
          </table:table-cell>
          <table:table-cell table:style-name="ce11" office:value-type="string" calcext:value-type="string">
            <text:p>10082681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IF([.H45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45]*[.L45]" office:value-type="float" office:value="5000" calcext:value-type="float">
            <text:p>5000</text:p>
          </table:table-cell>
          <table:table-cell/>
        </table:table-row>
        <table:table-row table:style-name="ro2">
          <table:table-cell table:style-name="ce17" office:value-type="float" office:value="64947" calcext:value-type="float">
            <text:p>64947</text:p>
          </table:table-cell>
          <table:table-cell table:style-name="ce3" office:value-type="string" calcext:value-type="string">
            <text:p>000001929570010</text:p>
          </table:table-cell>
          <table:table-cell table:style-name="ce3" office:value-type="string" calcext:value-type="string">
            <text:p>10082687</text:p>
          </table:table-cell>
          <table:table-cell office:value-type="string" calcext:value-type="string">
            <text:p>28/03/16</text:p>
          </table:table-cell>
          <table:table-cell table:style-name="ce8" office:value-type="string" calcext:value-type="string">
            <text:p>GTO TANGERANG 2 JKT-TGR</text:p>
          </table:table-cell>
          <table:table-cell table:style-name="ce11" office:value-type="string" calcext:value-type="string">
            <text:p>000001929570010</text:p>
          </table:table-cell>
          <table:table-cell table:style-name="ce11" office:value-type="string" calcext:value-type="string">
            <text:p>10082687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table:formula="of:=IF([.H46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46]*[.L46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94832" calcext:value-type="float">
            <text:p>194832</text:p>
          </table:table-cell>
          <table:table-cell table:style-name="ce3" office:value-type="string" calcext:value-type="string">
            <text:p>000001929570013</text:p>
          </table:table-cell>
          <table:table-cell table:style-name="ce3" office:value-type="string" calcext:value-type="string">
            <text:p>10082693</text:p>
          </table:table-cell>
          <table:table-cell office:value-type="string" calcext:value-type="string">
            <text:p>28/03/16</text:p>
          </table:table-cell>
          <table:table-cell table:style-name="ce8" office:value-type="string" calcext:value-type="string">
            <text:p>GTO MERUYA 4 JKT-TGR</text:p>
          </table:table-cell>
          <table:table-cell table:style-name="ce11" office:value-type="string" calcext:value-type="string">
            <text:p>000001929570013</text:p>
          </table:table-cell>
          <table:table-cell table:style-name="ce11" office:value-type="string" calcext:value-type="string">
            <text:p>10082693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4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7]*[.L4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4750" calcext:value-type="float">
            <text:p>164750</text:p>
          </table:table-cell>
          <table:table-cell table:style-name="ce3" office:value-type="string" calcext:value-type="string">
            <text:p>000001929570014</text:p>
          </table:table-cell>
          <table:table-cell table:style-name="ce3" office:value-type="string" calcext:value-type="string">
            <text:p>10082701</text:p>
          </table:table-cell>
          <table:table-cell office:value-type="string" calcext:value-type="string">
            <text:p>28/03/16</text:p>
          </table:table-cell>
          <table:table-cell table:style-name="ce8" office:value-type="string" calcext:value-type="string">
            <text:p>GTO KARANG TENGAH BRT 1JKT-TGR</text:p>
          </table:table-cell>
          <table:table-cell table:style-name="ce11" office:value-type="string" calcext:value-type="string">
            <text:p>000001929570014</text:p>
          </table:table-cell>
          <table:table-cell table:style-name="ce11" office:value-type="string" calcext:value-type="string">
            <text:p>10082701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4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8]*[.L4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72958" calcext:value-type="float">
            <text:p>72958</text:p>
          </table:table-cell>
          <table:table-cell table:style-name="ce3" office:value-type="string" calcext:value-type="string">
            <text:p>000001929570015</text:p>
          </table:table-cell>
          <table:table-cell table:style-name="ce3" office:value-type="string" calcext:value-type="string">
            <text:p>10082704</text:p>
          </table:table-cell>
          <table:table-cell office:value-type="string" calcext:value-type="string">
            <text:p>28/03/16</text:p>
          </table:table-cell>
          <table:table-cell table:style-name="ce8" office:value-type="string" calcext:value-type="string">
            <text:p>GTO KARANG TENGAH BRT 2JKT-TGR</text:p>
          </table:table-cell>
          <table:table-cell table:style-name="ce11" office:value-type="string" calcext:value-type="string">
            <text:p>000001929570015</text:p>
          </table:table-cell>
          <table:table-cell table:style-name="ce11" office:value-type="string" calcext:value-type="string">
            <text:p>10082704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table:formula="of:=IF([.H4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9]*[.L4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81823" calcext:value-type="float">
            <text:p>81823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table:formula="of:=IF([.H50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0]*[.L50]" office:value-type="float" office:value="5500" calcext:value-type="float">
            <text:p>5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table:formula="of:=IF([.H51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51]*[.L51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44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table:formula="of:=IF([.H52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52]*[.L52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92259" calcext:value-type="float">
            <text:p>92259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5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table:formula="of:=IF([.H5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3]*[.L53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55612" calcext:value-type="float">
            <text:p>5561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6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table:formula="of:=IF([.H54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54]*[.L54]" office:value-type="float" office:value="11000" calcext:value-type="float">
            <text:p>11000</text:p>
          </table:table-cell>
          <table:table-cell/>
        </table:table-row>
        <table:table-row table:style-name="ro2">
          <table:table-cell office:value-type="float" office:value="210111" calcext:value-type="float">
            <text:p>210111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float" office:value="3" calcext:value-type="float">
            <text:p>3</text:p>
          </table:table-cell>
          <table:table-cell table:formula="of:=IF([.H55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5]*[.L55]" office:value-type="float" office:value="5500" calcext:value-type="float">
            <text:p>5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table:formula="of:=IF([.H56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56]*[.L56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63835" calcext:value-type="float">
            <text:p>63835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D0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IF([.H57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7]*[.L57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44015" calcext:value-type="float">
            <text:p>44015</text:p>
          </table:table-cell>
          <table:table-cell table:style-name="ce3" office:value-type="string" calcext:value-type="string">
            <text:p>000001929570007</text:p>
          </table:table-cell>
          <table:table-cell table:style-name="ce3" office:value-type="string" calcext:value-type="string">
            <text:p>10082640</text:p>
          </table:table-cell>
          <table:table-cell office:value-type="string" calcext:value-type="string">
            <text:p>29/03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3" calcext:value-type="float">
            <text:p>3</text:p>
          </table:table-cell>
          <table:table-cell table:formula="of:=IF([.H58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8]*[.L58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45302" calcext:value-type="float">
            <text:p>45302</text:p>
          </table:table-cell>
          <table:table-cell table:style-name="ce3" office:value-type="string" calcext:value-type="string">
            <text:p>000001929570007</text:p>
          </table:table-cell>
          <table:table-cell table:style-name="ce3" office:value-type="string" calcext:value-type="string">
            <text:p>10082656</text:p>
          </table:table-cell>
          <table:table-cell office:value-type="string" calcext:value-type="string">
            <text:p>29/03/16</text:p>
          </table:table-cell>
          <table:table-cell table:style-name="ce8" office:value-type="string" calcext:value-type="string">
            <text:p>GTO KARANG TENGAH JKT-TGR</text:p>
          </table:table-cell>
          <table:table-cell table:style-name="ce11" office:value-type="string" calcext:value-type="string">
            <text:p>000001929570007</text:p>
          </table:table-cell>
          <table:table-cell table:style-name="ce11" office:value-type="string" calcext:value-type="string">
            <text:p>10082656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21</text:p>
          </table:table-cell>
          <table:table-cell office:value-type="float" office:value="3" calcext:value-type="float">
            <text:p>3</text:p>
          </table:table-cell>
          <table:table-cell table:formula="of:=IF([.H59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9]*[.L59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05851" calcext:value-type="float">
            <text:p>105851</text:p>
          </table:table-cell>
          <table:table-cell table:style-name="ce3" office:value-type="string" calcext:value-type="string">
            <text:p>000001929570013</text:p>
          </table:table-cell>
          <table:table-cell table:style-name="ce3" office:value-type="string" calcext:value-type="string">
            <text:p>10082693</text:p>
          </table:table-cell>
          <table:table-cell office:value-type="string" calcext:value-type="string">
            <text:p>29/03/16</text:p>
          </table:table-cell>
          <table:table-cell table:style-name="ce8" office:value-type="string" calcext:value-type="string">
            <text:p>GTO MERUYA 4 JKT-TGR</text:p>
          </table:table-cell>
          <table:table-cell table:style-name="ce11" office:value-type="string" calcext:value-type="string">
            <text:p>000001929570013</text:p>
          </table:table-cell>
          <table:table-cell table:style-name="ce11" office:value-type="string" calcext:value-type="string">
            <text:p>10082693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60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60]*[.L60]" office:value-type="float" office:value="5000" calcext:value-type="float">
            <text:p>5000</text:p>
          </table:table-cell>
          <table:table-cell/>
        </table:table-row>
      </table:table>
      <table:table table:name="April" table:style-name="ta1">
        <table:table-column table:style-name="co1" table:default-cell-style-name="ce26"/>
        <table:table-column table:style-name="co1" table:number-columns-repeated="2" table:default-cell-style-name="ce28"/>
        <table:table-column table:style-name="co1" table:default-cell-style-name="ce40"/>
        <table:table-column table:style-name="co1" table:default-cell-style-name="ce33"/>
        <table:table-column table:style-name="co1" table:number-columns-repeated="2" table:default-cell-style-name="ce36"/>
        <table:table-column table:style-name="co1" table:number-columns-repeated="2" table:default-cell-style-name="ce39"/>
        <table:table-column table:style-name="co1" table:number-columns-repeated="5" table:default-cell-style-name="Default"/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Jam</text:p>
          </table:table-cell>
          <table:table-cell table:style-name="Default" office:value-type="string" calcext:value-type="string">
            <text:p>MID BRI</text:p>
          </table:table-cell>
          <table:table-cell table:style-name="Default" office:value-type="string" calcext:value-type="string">
            <text:p>TID BRI</text:p>
          </table:table-cell>
          <table:table-cell table:style-name="Default" office:value-type="string" calcext:value-type="string">
            <text:p>TGL TRX</text:p>
          </table:table-cell>
          <table:table-cell table:style-name="Default" office:value-type="string" calcext:value-type="string">
            <text:p>Nama Gerbang</text:p>
          </table:table-cell>
          <table:table-cell table:style-name="Default" office:value-type="string" calcext:value-type="string">
            <text:p>MID Real</text:p>
          </table:table-cell>
          <table:table-cell table:style-name="Default" office:value-type="string" calcext:value-type="string">
            <text:p>TID Real</text:p>
          </table:table-cell>
          <table:table-cell table:style-name="Default" office:value-type="string" calcext:value-type="string">
            <text:p>No. Gerbang</text:p>
          </table:table-cell>
          <table:table-cell table:style-name="Default" office:value-type="string" calcext:value-type="string">
            <text:p>No. Gardu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umlah Nominal</text:p>
          </table:table-cell>
          <table:table-cell office:value-type="string" calcext:value-type="string">
            <text:p>Keterangan</text:p>
          </table:table-cell>
        </table:table-row>
        <table:table-row table:style-name="ro2">
          <table:table-cell office:value-type="float" office:value="113521" calcext:value-type="float">
            <text:p>113521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1" office:value-type="date" office:date-value="2013-05-04" calcext:value-type="date">
            <text:p>05/04/13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3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3]*[.L3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61025" calcext:value-type="float">
            <text:p>161025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1-04" calcext:value-type="date">
            <text:p>01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8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6</text:p>
          </table:table-cell>
          <table:table-cell office:value-type="float" office:value="2" calcext:value-type="float">
            <text:p>2</text:p>
          </table:table-cell>
          <table:table-cell table:formula="of:=IF([.H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]*[.L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72057" calcext:value-type="float">
            <text:p>172057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1-04" calcext:value-type="date">
            <text:p>01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5]*[.L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94003" calcext:value-type="float">
            <text:p>19400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1-04" calcext:value-type="date">
            <text:p>01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6]*[.L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11232" calcext:value-type="float">
            <text:p>211232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1-04" calcext:value-type="date">
            <text:p>01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table:formula="of:=IF([.H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7]*[.L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1-04" calcext:value-type="date">
            <text:p>01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table:formula="of:=IF([.H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8]*[.L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91147" calcext:value-type="float">
            <text:p>91147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2-04" calcext:value-type="date">
            <text:p>02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9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9]*[.L9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81654" calcext:value-type="float">
            <text:p>181654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2-04" calcext:value-type="date">
            <text:p>02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10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0]*[.L10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85041" calcext:value-type="float">
            <text:p>185041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2-04" calcext:value-type="date">
            <text:p>02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8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6</text:p>
          </table:table-cell>
          <table:table-cell office:value-type="float" office:value="2" calcext:value-type="float">
            <text:p>2</text:p>
          </table:table-cell>
          <table:table-cell table:formula="of:=IF([.H11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1]*[.L11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11520" calcext:value-type="float">
            <text:p>211520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2-04" calcext:value-type="date">
            <text:p>02/04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</text:p>
          </table:table-cell>
          <table:table-cell office:value-type="float" office:value="3" calcext:value-type="float">
            <text:p>3</text:p>
          </table:table-cell>
          <table:table-cell table:formula="of:=IF([.H1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2]*[.L12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04926" calcext:value-type="float">
            <text:p>104926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3-04" calcext:value-type="date">
            <text:p>03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8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IF([.H13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3]*[.L13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12315" calcext:value-type="float">
            <text:p>112315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3-04" calcext:value-type="date">
            <text:p>03/04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table:formula="of:=IF([.H1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4]*[.L1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15126" calcext:value-type="float">
            <text:p>115126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3-04" calcext:value-type="date">
            <text:p>03/04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1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5]*[.L1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41253" calcext:value-type="float">
            <text:p>14125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3-04" calcext:value-type="date">
            <text:p>03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1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6]*[.L1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5751" calcext:value-type="float">
            <text:p>165751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3-04" calcext:value-type="date">
            <text:p>03/04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IF([.H1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7]*[.L1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24223" calcext:value-type="float">
            <text:p>22422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3-04" calcext:value-type="date">
            <text:p>03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table:formula="of:=IF([.H1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8]*[.L1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64929" calcext:value-type="float">
            <text:p>64929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table:formula="of:=IF([.H1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19]*[.L1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65808" calcext:value-type="float">
            <text:p>65808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0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0]*[.L20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81625" calcext:value-type="float">
            <text:p>81625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1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1]*[.L21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01434" calcext:value-type="float">
            <text:p>101434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2]*[.L22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11844" calcext:value-type="float">
            <text:p>111844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3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3]*[.L23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41125" calcext:value-type="float">
            <text:p>141125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8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6</text:p>
          </table:table-cell>
          <table:table-cell office:value-type="float" office:value="2" calcext:value-type="float">
            <text:p>2</text:p>
          </table:table-cell>
          <table:table-cell table:formula="of:=IF([.H2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4]*[.L2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0837" calcext:value-type="float">
            <text:p>160837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2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5]*[.L2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0119" calcext:value-type="float">
            <text:p>200119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4-04" calcext:value-type="date">
            <text:p>04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2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6]*[.L2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85812" calcext:value-type="float">
            <text:p>8581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table:style-name="ce41" office:value-type="date" office:date-value="2016-05-04" calcext:value-type="date">
            <text:p>05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table:formula="of:=IF([.H27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27]*[.L27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65510" calcext:value-type="float">
            <text:p>65510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table:formula="of:=IF([.H2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8]*[.L2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70141" calcext:value-type="float">
            <text:p>70141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2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29]*[.L2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92250" calcext:value-type="float">
            <text:p>92250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30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0]*[.L30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04134" calcext:value-type="float">
            <text:p>104134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31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1]*[.L31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05315" calcext:value-type="float">
            <text:p>105315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3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2]*[.L32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74303" calcext:value-type="float">
            <text:p>17430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33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3]*[.L33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5248" calcext:value-type="float">
            <text:p>205248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5-04" calcext:value-type="date">
            <text:p>05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table:formula="of:=IF([.H3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4]*[.L3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0350" calcext:value-type="float">
            <text:p>160350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6-04" calcext:value-type="date">
            <text:p>06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3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5]*[.L3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81843" calcext:value-type="float">
            <text:p>18184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GTO KARAWACI BARAT JKT-TGR</text:p>
          </table:table-cell>
          <table:table-cell office:value-type="string" calcext:value-type="string">
            <text:p>000001929570012</text:p>
          </table:table-cell>
          <table:table-cell office:value-type="string" calcext:value-type="string">
            <text:p>1008269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3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6]*[.L3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2739" calcext:value-type="float">
            <text:p>202739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6-04" calcext:value-type="date">
            <text:p>06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table:formula="of:=IF([.H37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7]*[.L37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2805" calcext:value-type="float">
            <text:p>202805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GTO KARAWACI BARAT JKT-TGR</text:p>
          </table:table-cell>
          <table:table-cell office:value-type="string" calcext:value-type="string">
            <text:p>000001929570012</text:p>
          </table:table-cell>
          <table:table-cell office:value-type="string" calcext:value-type="string">
            <text:p>1008269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3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8]*[.L3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12858" calcext:value-type="float">
            <text:p>112858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office:value-type="string" calcext:value-type="string">
            <text:p>GTO KARAWACI BARAT JKT-TGR</text:p>
          </table:table-cell>
          <table:table-cell office:value-type="string" calcext:value-type="string">
            <text:p>000001929570012</text:p>
          </table:table-cell>
          <table:table-cell office:value-type="string" calcext:value-type="string">
            <text:p>1008269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3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39]*[.L3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22823" calcext:value-type="float">
            <text:p>12282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office:value-type="string" calcext:value-type="string">
            <text:p>GTO TANGERANG 1 JKT-TGR</text:p>
          </table:table-cell>
          <table:table-cell office:value-type="string" calcext:value-type="string">
            <text:p>000001929570009</text:p>
          </table:table-cell>
          <table:table-cell office:value-type="string" calcext:value-type="string">
            <text:p>100826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formula="of:=IF([.H40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0]*[.L40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32119" calcext:value-type="float">
            <text:p>132119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41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1]*[.L41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33554" calcext:value-type="float">
            <text:p>133554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office:value-type="string" calcext:value-type="string">
            <text:p>GTO KEBON JERUK 2 JKT-TGR</text:p>
          </table:table-cell>
          <table:table-cell office:value-type="string" calcext:value-type="string">
            <text:p>000001929570002</text:p>
          </table:table-cell>
          <table:table-cell office:value-type="string" calcext:value-type="string">
            <text:p>100826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4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2]*[.L42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53206" calcext:value-type="float">
            <text:p>153206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71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IF([.H43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3]*[.L43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63100" calcext:value-type="float">
            <text:p>163100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office:value-type="string" calcext:value-type="string">
            <text:p>GTO MERUYA 2 JKT-TGR</text:p>
          </table:table-cell>
          <table:table-cell office:value-type="string" calcext:value-type="string">
            <text:p>000001929570005</text:p>
          </table:table-cell>
          <table:table-cell office:value-type="string" calcext:value-type="string">
            <text:p>100826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4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4]*[.L4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93053" calcext:value-type="float">
            <text:p>193053</text:p>
          </table:table-cell>
          <table:table-cell office:value-type="string" calcext:value-type="string">
            <text:p>0D0D0D0D0D0D0D0</text:p>
          </table:table-cell>
          <table:table-cell office:value-type="string" calcext:value-type="string">
            <text:p>D0D0D0D0</text:p>
          </table:table-cell>
          <table:table-cell office:value-type="date" office:date-value="2016-07-04" calcext:value-type="date">
            <text:p>07/04/16</text:p>
          </table:table-cell>
          <table:table-cell table:style-name="ce46" office:value-type="string" calcext:value-type="string">
            <text:p>GTO MERUYA 1 JKT-TGR</text:p>
          </table:table-cell>
          <table:table-cell table:style-name="ce47" office:value-type="string" calcext:value-type="string">
            <text:p>000001101219456</text:p>
          </table:table-cell>
          <table:table-cell table:style-name="ce47" office:value-type="string" calcext:value-type="string">
            <text:p>11290769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formula="of:=IF([.H4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45]*[.L45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table:formula="of:=IF([.H46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46]*[.L46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145706" calcext:value-type="float">
            <text:p>145706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1" office:value-type="date" office:date-value="2016-09-04" calcext:value-type="date">
            <text:p>09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47]=&quot;5&quot;;5500;2500)"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[.K47]*[.L47]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09-04" calcext:value-type="date">
            <text:p>09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table:formula="of:=IF([.H48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48]*[.L48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09-04" calcext:value-type="date">
            <text:p>09/04/16</text:p>
          </table:table-cell>
          <table:table-cell table:style-name="ce32" office:value-type="string" calcext:value-type="string">
            <text:p>GTO KARANG TENGAH JKT-TGR</text:p>
          </table:table-cell>
          <table:table-cell table:style-name="ce35" office:value-type="string" calcext:value-type="string">
            <text:p>000001929570007</text:p>
          </table:table-cell>
          <table:table-cell table:style-name="ce35" office:value-type="string" calcext:value-type="string">
            <text:p>10082641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06</text:p>
          </table:table-cell>
          <table:table-cell office:value-type="float" office:value="3" calcext:value-type="float">
            <text:p>3</text:p>
          </table:table-cell>
          <table:table-cell table:formula="of:=IF([.H49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49]*[.L49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3" calcext:value-type="float">
            <text:p>3</text:p>
          </table:table-cell>
          <table:table-cell table:formula="of:=IF([.H50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0]*[.L50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table:formula="of:=IF([.H51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1]*[.L51]" office:value-type="float" office:value="5500" calcext:value-type="float">
            <text:p>5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12-04" calcext:value-type="date">
            <text:p>12/04/16</text:p>
          </table:table-cell>
          <table:table-cell table:style-name="ce32" office:value-type="string" calcext:value-type="string">
            <text:p>GTO KARANG TENGAH JKT-TGR</text:p>
          </table:table-cell>
          <table:table-cell table:style-name="ce35" office:value-type="string" calcext:value-type="string">
            <text:p>000001929570007</text:p>
          </table:table-cell>
          <table:table-cell table:style-name="ce35" office:value-type="string" calcext:value-type="string">
            <text:p>10082640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05</text:p>
          </table:table-cell>
          <table:table-cell office:value-type="float" office:value="3" calcext:value-type="float">
            <text:p>3</text:p>
          </table:table-cell>
          <table:table-cell table:formula="of:=IF([.H52]=&quot;5&quot;;5500;2500)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formula="of:=[.K52]*[.L52]" office:value-type="float" office:value="16500" calcext:value-type="float">
            <text:p>165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220950" calcext:value-type="float">
            <text:p>220950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12-04" calcext:value-type="date">
            <text:p>12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7</text:p>
          </table:table-cell>
          <table:table-cell office:value-type="float" office:value="3" calcext:value-type="float">
            <text:p>3</text:p>
          </table:table-cell>
          <table:table-cell table:formula="of:=IF([.H5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3]*[.L53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53446" calcext:value-type="float">
            <text:p>53446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12-04" calcext:value-type="date">
            <text:p>12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table:formula="of:=IF([.H54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4]*[.L54]" office:value-type="float" office:value="5500" calcext:value-type="float">
            <text:p>5500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office:value-type="date" office:date-value="2016-12-04" calcext:value-type="date">
            <text:p>12/04/16</text:p>
          </table:table-cell>
          <table:table-cell table:style-name="ce32" office:value-type="string" calcext:value-type="string">
            <text:p>GTO KARANG TENGAH JKT-TGR</text:p>
          </table:table-cell>
          <table:table-cell table:style-name="ce35" office:value-type="string" calcext:value-type="string">
            <text:p>000001929570007</text:p>
          </table:table-cell>
          <table:table-cell table:style-name="ce35" office:value-type="string" calcext:value-type="string">
            <text:p>10082641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06</text:p>
          </table:table-cell>
          <table:table-cell office:value-type="float" office:value="3" calcext:value-type="float">
            <text:p>3</text:p>
          </table:table-cell>
          <table:table-cell table:formula="of:=IF([.H55]=&quot;5&quot;;5500;2500)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K55]*[.L55]" office:value-type="float" office:value="11000" calcext:value-type="float">
            <text:p>11000</text:p>
          </table:table-cell>
          <table:table-cell office:value-type="string" calcext:value-type="string">
            <text:p>test transaksi</text:p>
          </table:table-cell>
        </table:table-row>
        <table:table-row table:style-name="ro2">
          <table:table-cell office:value-type="float" office:value="194637" calcext:value-type="float">
            <text:p>194637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14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56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56]*[.L56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15803" calcext:value-type="float">
            <text:p>215803</text:p>
          </table:table-cell>
          <table:table-cell table:style-name="ce27" office:value-type="string" calcext:value-type="string">
            <text:p>000001798840000</text:p>
          </table:table-cell>
          <table:table-cell table:style-name="ce27" office:value-type="string" calcext:value-type="string">
            <text:p>10056915</text:p>
          </table:table-cell>
          <table:table-cell table:style-name="ce45" office:value-type="string" calcext:value-type="string">
            <text:p>15/04/16</text:p>
          </table:table-cell>
          <table:table-cell table:style-name="ce32" office:value-type="string" calcext:value-type="string">
            <text:p>GTO KARANG TENGAH JKT-TGR</text:p>
          </table:table-cell>
          <table:table-cell table:style-name="ce35" office:value-type="string" calcext:value-type="string">
            <text:p>000001929570007</text:p>
          </table:table-cell>
          <table:table-cell table:style-name="ce35" office:value-type="string" calcext:value-type="string">
            <text:p>10082637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02</text:p>
          </table:table-cell>
          <table:table-cell office:value-type="float" office:value="3" calcext:value-type="float">
            <text:p>3</text:p>
          </table:table-cell>
          <table:table-cell table:formula="of:=IF([.H57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7]*[.L57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214116" calcext:value-type="float">
            <text:p>214116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table:style-name="ce45" office:value-type="string" calcext:value-type="string">
            <text:p>15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3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formula="of:=IF([.H58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8]*[.L58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53652" calcext:value-type="float">
            <text:p>15365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table:style-name="ce45" office:value-type="string" calcext:value-type="string">
            <text:p>17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3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IF([.H59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59]*[.L59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44829" calcext:value-type="float">
            <text:p>144829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table:style-name="ce45" office:value-type="string" calcext:value-type="string">
            <text:p>17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9</text:p>
          </table:table-cell>
          <table:table-cell office:value-type="float" office:value="2" calcext:value-type="float">
            <text:p>2</text:p>
          </table:table-cell>
          <table:table-cell table:formula="of:=IF([.H60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60]*[.L60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230042" calcext:value-type="float">
            <text:p>230042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table:style-name="ce45" office:value-type="string" calcext:value-type="string">
            <text:p>18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9</text:p>
          </table:table-cell>
          <table:table-cell office:value-type="float" office:value="3" calcext:value-type="float">
            <text:p>3</text:p>
          </table:table-cell>
          <table:table-cell table:formula="of:=IF([.H61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61]*[.L61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14336" calcext:value-type="float">
            <text:p>114336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21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62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62]*[.L62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81051" calcext:value-type="float">
            <text:p>181051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5</text:p>
          </table:table-cell>
          <table:table-cell table:style-name="ce45" office:value-type="string" calcext:value-type="string">
            <text:p>21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4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table:formula="of:=IF([.H6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63]*[.L63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93820" calcext:value-type="float">
            <text:p>193820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22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64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64]*[.L64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85008" calcext:value-type="float">
            <text:p>85008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23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6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65]*[.L65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01826" calcext:value-type="float">
            <text:p>201826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table:style-name="ce45" office:value-type="string" calcext:value-type="string">
            <text:p>24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float" office:value="3" calcext:value-type="float">
            <text:p>3</text:p>
          </table:table-cell>
          <table:table-cell table:formula="of:=IF([.H66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66]*[.L66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85824" calcext:value-type="float">
            <text:p>185824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2</text:p>
          </table:table-cell>
          <table:table-cell table:style-name="ce45" office:value-type="string" calcext:value-type="string">
            <text:p>24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table:formula="of:=IF([.H67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67]*[.L67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214639" calcext:value-type="float">
            <text:p>214639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27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3" calcext:value-type="float">
            <text:p>3</text:p>
          </table:table-cell>
          <table:table-cell table:formula="of:=IF([.H68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68]*[.L68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110422" calcext:value-type="float">
            <text:p>110422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28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69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69]*[.L69]" office:value-type="float" office:value="2500" calcext:value-type="float">
            <text:p>2500</text:p>
          </table:table-cell>
          <table:table-cell/>
        </table:table-row>
        <table:table-row table:style-name="ro2">
          <table:table-cell office:value-type="float" office:value="225811" calcext:value-type="float">
            <text:p>225811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table:style-name="ce45" office:value-type="string" calcext:value-type="string">
            <text:p>28/04/16</text:p>
          </table:table-cell>
          <table:table-cell table:style-name="ce32" office:value-type="string" calcext:value-type="string">
            <text:p>GTO KARANG TENGAH JKT-TGR</text:p>
          </table:table-cell>
          <table:table-cell table:style-name="ce35" office:value-type="string" calcext:value-type="string">
            <text:p>000001929570007</text:p>
          </table:table-cell>
          <table:table-cell table:style-name="ce35" office:value-type="string" calcext:value-type="string">
            <text:p>10082658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23</text:p>
          </table:table-cell>
          <table:table-cell office:value-type="float" office:value="3" calcext:value-type="float">
            <text:p>3</text:p>
          </table:table-cell>
          <table:table-cell table:formula="of:=IF([.H70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70]*[.L70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53016" calcext:value-type="float">
            <text:p>53016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table:style-name="ce45" office:value-type="string" calcext:value-type="string">
            <text:p>28/04/16</text:p>
          </table:table-cell>
          <table:table-cell office:value-type="string" calcext:value-type="string">
            <text:p>GTO KARANG TENGAH JKT-TGR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float" office:value="3" calcext:value-type="float">
            <text:p>3</text:p>
          </table:table-cell>
          <table:table-cell table:formula="of:=IF([.H71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71]*[.L71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84412" calcext:value-type="float">
            <text:p>184412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29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72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72]*[.L72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string" calcext:value-type="string">
            <text:p>000001929570007</text:p>
          </table:table-cell>
          <table:table-cell office:value-type="string" calcext:value-type="string">
            <text:p>10082658</text:p>
          </table:table-cell>
          <table:table-cell table:style-name="ce45" office:value-type="string" calcext:value-type="string">
            <text:p>29/04/16</text:p>
          </table:table-cell>
          <table:table-cell table:style-name="ce32" office:value-type="string" calcext:value-type="string">
            <text:p>GTO KARANG TENGAH JKT-TGR</text:p>
          </table:table-cell>
          <table:table-cell table:style-name="ce35" office:value-type="string" calcext:value-type="string">
            <text:p>000001929570007</text:p>
          </table:table-cell>
          <table:table-cell table:style-name="ce35" office:value-type="string" calcext:value-type="string">
            <text:p>10082658</text:p>
          </table:table-cell>
          <table:table-cell table:style-name="ce38" office:value-type="string" calcext:value-type="string">
            <text:p>5</text:p>
          </table:table-cell>
          <table:table-cell table:style-name="ce38"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table:formula="of:=IF([.H73]=&quot;5&quot;;5500;2500)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K73]*[.L73]" office:value-type="float" office:value="5500" calcext:value-type="float">
            <text:p>5500</text:p>
          </table:table-cell>
          <table:table-cell/>
        </table:table-row>
        <table:table-row table:style-name="ro2">
          <table:table-cell office:value-type="float" office:value="132530" calcext:value-type="float">
            <text:p>132530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30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IF([.H74]=&quot;5&quot;;5500;2500)"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formula="of:=[.K74]*[.L74]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165848" calcext:value-type="float">
            <text:p>165848</text:p>
          </table:table-cell>
          <table:table-cell table:style-name="ce27" office:value-type="string" calcext:value-type="string">
            <text:p>000001101219455</text:p>
          </table:table-cell>
          <table:table-cell table:style-name="ce27" office:value-type="string" calcext:value-type="string">
            <text:p>11290767</text:p>
          </table:table-cell>
          <table:table-cell table:style-name="ce45" office:value-type="string" calcext:value-type="string">
            <text:p>30/04/16</text:p>
          </table:table-cell>
          <table:table-cell table:style-name="ce31" office:value-type="string" calcext:value-type="string">
            <text:p>GTO KARAWACI TIMUR JKT-TGR</text:p>
          </table:table-cell>
          <table:table-cell table:style-name="ce34" office:value-type="string" calcext:value-type="string">
            <text:p>000001101219455</text:p>
          </table:table-cell>
          <table:table-cell table:style-name="ce34" office:value-type="string" calcext:value-type="string">
            <text:p>11290767</text:p>
          </table:table-cell>
          <table:table-cell table:style-name="ce37" office:value-type="string" calcext:value-type="string">
            <text:p>9</text:p>
          </table:table-cell>
          <table:table-cell table:style-name="ce37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formula="of:=IF([.H75]=&quot;5&quot;;5500;2500)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K75]*[.L75]" office:value-type="float" office:value="2500" calcext:value-type="float">
            <text:p>2500</text:p>
          </table:table-cell>
          <table:table-cell/>
        </table:table-row>
      </table:table>
      <table:named-expressions/>
      <table:database-ranges>
        <table:database-range table:name="__Anonymous_Sheet_DB__0" table:target-range-address="Januari.A2:Januari.N14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Februari.A2:Februari.N33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Maret.A2:Maret.N6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April.A2:April.N7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08:24:11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09:47:25.712000000</meta:creation-date>
    <dc:date>2016-08-20T09:05:17.684000000</dc:date>
    <meta:editing-duration>PT6H17M47S</meta:editing-duration>
    <meta:editing-cycles>45</meta:editing-cycles>
    <meta:generator>LibreOffice/5.0.6.3$Windows_x86 LibreOffice_project/490fc03b25318460cfc54456516ea2519c11d1aa</meta:generator>
    <meta:document-statistic meta:table-count="4" meta:cell-count="2318" meta:object-count="0"/>
  </office:meta>
</office:document-meta>
</file>